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ItemStateManager.update( ChangeLog change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ItemStateManager.hasNodeReferences( NodeReferences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AItemStateManager.removeVirtualReference( ChangeLog references , PropertyId sourceId , NodeReferencesId refs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AItemStateManager.setVirtualProvider( VirtualItemStateProvider virtua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ItemStateManager.XAItemStateManager( SharedItemStateManager sharedStateMgr , EventStateCollectionFactory factory , ItemStateCacheFactory cach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ItemStateManager.associate( TransactionContext 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AItemStateManager.addVirtualReference( ChangeLog references , PropertyId sourceId , NodeReferencesId refs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AItemStateManager.getChange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ItemStateManager.filterReferenceProperties( Iterator itemSt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AItemStateManager.getReferences( NodeReferencesId i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AItemStateManager.beforeOperation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ItemStateManager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ItemStateManager.hasItemState( ItemId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AItemStateManager.prepare( TransactionContext 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AItemStateManager.getNodeReferences( NodeReferences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ItemStateManager.updateVirtualReferences( ChangeLog change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AItemStateManager.afterOperation( TransactionContex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ItemStateManager.rollback( TransactionContext 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ItemStateManager.commit( TransactionContext 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AItemStateManager.XAItemStateManager( SharedItemStateManager sharedStateMgr , EventStateCollectionFactory factory , String attributeName , ItemStateCacheFactory cach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ItemStateManager.get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ItemStateManager.getItemState( Item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